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o you have U-Pass? </text:p>
          </table:table-cell>
          <table:table-cell office:value-type="string" calcext:value-type="string">
            <text:p>How often do you use public transportation to come to campus? <text:s/></text:p>
          </table:table-cell>
          <table:table-cell office:value-type="string" calcext:value-type="string">
            <text:p>Do you have access to a car that you can use to drive to campus? </text:p>
          </table:table-cell>
          <table:table-cell office:value-type="string" calcext:value-type="string">
            <text:p>How often do you use a car to come to campus? <text:s/></text:p>
          </table:table-cell>
          <table:table-cell office:value-type="string" calcext:value-type="string">
            <text:p>Please enter how far do you live from the campus in Km (kilometers)? <text:s/>(You may use the links given below for assistance)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1:48:23.72" calcext:value-type="date">
            <text:p>6/1/2018 11:48:24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1:51:20.109" calcext:value-type="date">
            <text:p>6/1/2018 11:51:20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1:55:26.616" calcext:value-type="date">
            <text:p>6/1/2018 11:55:27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1:55:51.239" calcext:value-type="date">
            <text:p>6/1/2018 11:55:51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1:56:39.605" calcext:value-type="date">
            <text:p>6/1/2018 11:56:40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04:41.104" calcext:value-type="date">
            <text:p>6/1/2018 12:04:41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sometimes (2/4)</text:p>
          </table:table-cell>
          <table:table-cell table:style-name="ce2" office:value-type="float" office:value="22.3" calcext:value-type="float">
            <text:p>22.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06:30.107" calcext:value-type="date">
            <text:p>6/1/2018 12:06:30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15:01.16" calcext:value-type="date">
            <text:p>6/1/2018 12:15:01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sometimes (2/4)</text:p>
          </table:table-cell>
          <table:table-cell table:style-name="ce2" office:value-type="float" office:value="17.2" calcext:value-type="float">
            <text:p>17.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28:43.475" calcext:value-type="date">
            <text:p>6/1/2018 12:28:43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sometimes (2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sometimes (2/4)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33:31.694" calcext:value-type="date">
            <text:p>6/1/2018 12:33:32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34:56.318" calcext:value-type="date">
            <text:p>6/1/2018 12:34:56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39:08.671" calcext:value-type="date">
            <text:p>6/1/2018 12:39:09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47:50.937" calcext:value-type="date">
            <text:p>6/1/2018 12:47:51</text:p>
          </table:table-cell>
          <table:table-cell table:style-name="ce2" office:value-type="string" calcext:value-type="string">
            <text:p>No, I have opted out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48:08.125" calcext:value-type="date">
            <text:p>6/1/2018 12:48:08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50:45.942" calcext:value-type="date">
            <text:p>6/1/2018 12:50:46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53:25.091" calcext:value-type="date">
            <text:p>6/1/2018 12:53:25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53:48.066" calcext:value-type="date">
            <text:p>6/1/2018 12:53:48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56:34.181" calcext:value-type="date">
            <text:p>6/1/2018 12:56:34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2:58:24.065" calcext:value-type="date">
            <text:p>6/1/2018 12:58:24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3:08:51.007" calcext:value-type="date">
            <text:p>6/1/2018 13:08:51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3:12:42.583" calcext:value-type="date">
            <text:p>6/1/2018 13:12:43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3:26:43.801" calcext:value-type="date">
            <text:p>6/1/2018 13:26:44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3:41:31.35" calcext:value-type="date">
            <text:p>6/1/2018 13:41:31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sometimes (2/4)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4:39:59.127" calcext:value-type="date">
            <text:p>6/1/2018 14:39:59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4:48:31.552" calcext:value-type="date">
            <text:p>6/1/2018 14:48:32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5:09:00.008" calcext:value-type="date">
            <text:p>6/1/2018 15:09:00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5:44:41.197" calcext:value-type="date">
            <text:p>6/1/2018 15:44:41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6:13:27.861" calcext:value-type="date">
            <text:p>6/1/2018 16:13:28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6:40:49.811" calcext:value-type="date">
            <text:p>6/1/2018 16:40:50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float" office:value="29.1" calcext:value-type="float">
            <text:p>29.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6:41:28.037" calcext:value-type="date">
            <text:p>6/1/2018 16:41:28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6:45:18.407" calcext:value-type="date">
            <text:p>6/1/2018 16:45:18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6:50:19.938" calcext:value-type="date">
            <text:p>6/1/2018 16:50:20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7:05:40.112" calcext:value-type="date">
            <text:p>6/1/2018 17:05:40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7:12:00.681" calcext:value-type="date">
            <text:p>6/1/2018 17:12:01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7:27:04.756" calcext:value-type="date">
            <text:p>6/1/2018 17:27:05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21.7" calcext:value-type="float">
            <text:p>21.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7:32:04.071" calcext:value-type="date">
            <text:p>6/1/2018 17:32:04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35.8" calcext:value-type="float">
            <text:p>35.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7:35:38.18" calcext:value-type="date">
            <text:p>6/1/2018 17:35:38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most of the time (3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7:51:06.451" calcext:value-type="date">
            <text:p>6/1/2018 17:51:06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8:30:26.701" calcext:value-type="date">
            <text:p>6/1/2018 18:30:27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8:48:58.34" calcext:value-type="date">
            <text:p>6/1/2018 18:48:58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string" calcext:value-type="string">
            <text:p>No, I dont have any access to a car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float" office:value="23.64" calcext:value-type="float">
            <text:p>23.6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19:02:53.242" calcext:value-type="date">
            <text:p>6/1/2018 19:02:53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barely (1/4)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float" office:value="26.9" calcext:value-type="float">
            <text:p>26.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01T20:05:45.939" calcext:value-type="date">
            <text:p>6/1/2018 20:05:46</text:p>
          </table:table-cell>
          <table:table-cell table:style-name="ce2" office:value-type="string" calcext:value-type="string">
            <text:p>Yes, I do.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, I own/rent a car/use my parent's car/use my friend's car.</text:p>
          </table:table-cell>
          <table:table-cell table:style-name="ce2" office:value-type="string" calcext:value-type="string">
            <text:p>all the time (4/4)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" meta:object-count="0"/>
    <meta:generator>LibreOfficeDev/5.1.0.3$Linux_X86_64 LibreOffice_project/</meta:generator>
  </office:meta>
</office:document-meta>
</file>